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термины и их описание - 50 штук по категориям</text:p>
      <text:p text:style-name="P1">ChatGPT</text:p>
      <text:p text:style-name="P2">ChatGPT</text:p>
      <text:p text:style-name="P3">Конечно, вот список основных терминов по различным категориям в контексте PHP:</text:p>
      <text:h text:style-name="P10" text:outline-level="3">Основы PHP:</text:h>
      <text:list xml:id="list3545402340259622072" text:style-name="L1">
        <text:list-item>
          <text:p text:style-name="P4"><text:span text:style-name="Strong_20_Emphasis">PHP (Hypertext Preprocessor):</text:span> Язык программирования общего назначения, используемый для создания динамических веб-сайтов.</text:p>
        </text:list-item>
        <text:list-item>
          <text:p text:style-name="P4"><text:span text:style-name="Strong_20_Emphasis">Скрипт:</text:span> Набор инструкций на PHP, выполняемых на сервере.</text:p>
        </text:list-item>
        <text:list-item>
          <text:p text:style-name="P4"><text:span text:style-name="Strong_20_Emphasis">Переменная:</text:span> Хранилище для данных, которое может изменяться в процессе выполнения скрипта.</text:p>
        </text:list-item>
        <text:list-item>
          <text:p text:style-name="P4"><text:span text:style-name="Strong_20_Emphasis">Оператор:</text:span> Символ или ключевое слово, выполняющее операцию над одним или несколькими операндами.</text:p>
        </text:list-item>
        <text:list-item>
          <text:p text:style-name="P4"><text:span text:style-name="Strong_20_Emphasis">Условный оператор:</text:span> Конструкция, позволяющая выполнить определенный блок кода при определенном условии.</text:p>
        </text:list-item>
      </text:list>
      <text:h text:style-name="P10" text:outline-level="3">ООП в PHP:</text:h>
      <text:list xml:id="list930232147847121873" text:style-name="L2">
        <text:list-item>
          <text:p text:style-name="P5"><text:span text:style-name="Strong_20_Emphasis">Класс:</text:span> Шаблон для создания объектов, содержащий свойства и методы.</text:p>
        </text:list-item>
        <text:list-item>
          <text:p text:style-name="P5"><text:span text:style-name="Strong_20_Emphasis">Объект:</text:span> Экземпляр класса, имеющий доступ к свойствам и методам этого класса.</text:p>
        </text:list-item>
        <text:list-item>
          <text:p text:style-name="P5"><text:span text:style-name="Strong_20_Emphasis">Наследование:</text:span> Возможность создания нового класса на основе существующего класса, наследующего его свойства и методы.</text:p>
        </text:list-item>
        <text:list-item>
          <text:p text:style-name="P5"><text:span text:style-name="Strong_20_Emphasis">Интерфейс:</text:span> Абстрактный тип, определяющий методы, которые должны быть реализованы в классе.</text:p>
        </text:list-item>
      </text:list>
      <text:h text:style-name="P10" text:outline-level="3">Работа с базами данных:</text:h>
      <text:list xml:id="list6672754860739035522" text:style-name="L3">
        <text:list-item>
          <text:p text:style-name="P6"><text:span text:style-name="Strong_20_Emphasis">SQL (Structured Query Language):</text:span> Язык структурированных запросов для взаимодействия с базами данных.</text:p>
        </text:list-item>
        <text:list-item>
          <text:p text:style-name="P6"><text:span text:style-name="Strong_20_Emphasis">MySQL:</text:span> Реляционная система управления базами данных, часто используемая с PHP.</text:p>
        </text:list-item>
        <text:list-item>
          <text:p text:style-name="P6"><text:span text:style-name="Strong_20_Emphasis">Подключение к базе данных:</text:span> Процесс установки связи между PHP и базой данных для выполнения запросов.</text:p>
        </text:list-item>
      </text:list>
      <text:h text:style-name="P10" text:outline-level="3">Веб-разработка на PHP:</text:h>
      <text:list xml:id="list3412013145931027034" text:style-name="L4">
        <text:list-item>
          <text:p text:style-name="P7"><text:span text:style-name="Strong_20_Emphasis">Форма (Form):</text:span> Интерактивный элемент веб-страницы, позволяющий пользователям отправлять данные на сервер.</text:p>
        </text:list-item>
        <text:list-item>
          <text:p text:style-name="P7"><text:span text:style-name="Strong_20_Emphasis">Сессия (Session):</text:span> Механизм для сохранения данных между различными запросами от одного пользователя.</text:p>
        </text:list-item>
        <text:list-item>
          <text:p text:style-name="P7"><text:span text:style-name="Strong_20_Emphasis">Куки (Cookies):</text:span> Небольшие фрагменты данных, хранящиеся на компьютере пользователя, используемые для отслеживания идентификации.</text:p>
        </text:list-item>
      </text:list>
      <text:h text:style-name="P10" text:outline-level="3"><text:soft-page-break/>Безопасность и оптимизация:</text:h>
      <text:list xml:id="list1564678249278182158" text:style-name="L5">
        <text:list-item>
          <text:p text:style-name="P8"><text:span text:style-name="Strong_20_Emphasis">SQL Injection:</text:span> Атака, направленная на внедрение вредоносного SQL-кода в запросы к базе данных.</text:p>
        </text:list-item>
        <text:list-item>
          <text:p text:style-name="P8"><text:span text:style-name="Strong_20_Emphasis">XSS (Cross-Site Scripting):</text:span> Уязвимость, позволяющая встраивать вредоносный скрипт на веб-страницу.</text:p>
        </text:list-item>
        <text:list-item>
          <text:p text:style-name="P8"><text:span text:style-name="Strong_20_Emphasis">Отладка (Debugging):</text:span> Процесс нахождения и исправления ошибок в программном коде.</text:p>
        </text:list-item>
      </text:list>
      <text:h text:style-name="P10" text:outline-level="3">Фреймворки и инструменты:</text:h>
      <text:list xml:id="list2700595492135066055" text:style-name="L6">
        <text:list-item>
          <text:p text:style-name="P9"><text:span text:style-name="Strong_20_Emphasis">Фреймворк:</text:span> Набор библиотек и инструментов, упрощающих разработку приложений.</text:p>
        </text:list-item>
        <text:list-item>
          <text:p text:style-name="P9"><text:span text:style-name="Strong_20_Emphasis">Composer:</text:span> Инструмент для управления зависимостями в PHP проектах.</text:p>
        </text:list-item>
        <text:list-item>
          <text:p text:style-name="P9"><text:span text:style-name="Strong_20_Emphasis">PHPUnit:</text:span> Фреймворк для написания и выполнения тестов на PHP.</text:p>
        </text:list-item>
      </text:list>
      <text:p text:style-name="P3">Это лишь малая часть терминов, связанных с PHP. Я могу продолжить или углубить информацию о какой-то из этих тем, если интересует конкретный термин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19:16:06.59</dc:date>
    <meta:document-statistic meta:table-count="0" meta:image-count="0" meta:object-count="0" meta:page-count="2" meta:paragraph-count="32" meta:word-count="315" meta:character-count="2358"/>
    <dc:creator>Dima Wide</dc:creator>
    <meta:user-defined meta:name="Info 1"/>
    <meta:user-defined meta:name="Info 2"/>
    <meta:user-defined meta:name="Info 3"/>
    <meta:user-defined meta:name="Info 4"/>
  </office:meta>
</office:document-meta>
</file>